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24cm"/>
    </style:style>
    <style:style style:name="co3" style:family="table-column">
      <style:table-column-properties fo:break-before="auto" style:column-width="5.092cm"/>
    </style:style>
    <style:style style:name="co4" style:family="table-column">
      <style:table-column-properties fo:break-before="auto" style:column-width="4.547cm"/>
    </style:style>
    <style:style style:name="co5" style:family="table-column">
      <style:table-column-properties fo:break-before="auto" style:column-width="3.838cm"/>
    </style:style>
    <style:style style:name="co6" style:family="table-column">
      <style:table-column-properties fo:break-before="auto" style:column-width="5.009cm"/>
    </style:style>
    <style:style style:name="co7" style:family="table-column">
      <style:table-column-properties fo:break-before="auto" style:column-width="3.866cm"/>
    </style:style>
    <style:style style:name="co8" style:family="table-column">
      <style:table-column-properties fo:break-before="auto" style:column-width="3.05cm"/>
    </style:style>
    <style:style style:name="co9" style:family="table-column">
      <style:table-column-properties fo:break-before="auto" style:column-width="3.022cm"/>
    </style:style>
    <style:style style:name="co10" style:family="table-column">
      <style:table-column-properties fo:break-before="auto" style:column-width="3.267cm"/>
    </style:style>
    <style:style style:name="co11" style:family="table-column">
      <style:table-column-properties fo:break-before="auto" style:column-width="8.5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0c2cd"/>
      <style:text-properties style:use-window-font-color="tru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</style:style>
    <style:style style:name="ce16" style:family="table-cell" style:parent-style-name="Default"/>
    <style:style style:name="ce17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6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2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e0c2cd"/>
      <style:text-properties style:use-window-font-color="true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0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</style:style>
    <style:style style:name="ce52" style:family="table-cell" style:parent-style-name="Default"/>
    <style:style style:name="ce53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center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7" office:value-type="string" calcext:value-type="string">
            <text:p>subreddit</text:p>
          </table:table-cell>
          <table:table-cell table:style-name="ce37" office:value-type="string" calcext:value-type="string">
            <text:p>features</text:p>
          </table:table-cell>
          <table:table-cell table:style-name="ce37" office:value-type="string" calcext:value-type="string">
            <text:p>Feat 1</text:p>
          </table:table-cell>
          <table:table-cell table:style-name="ce37" office:value-type="string" calcext:value-type="string">
            <text:p>Feat 2</text:p>
          </table:table-cell>
          <table:table-cell table:style-name="ce37" office:value-type="string" calcext:value-type="string">
            <text:p>Feat 3</text:p>
          </table:table-cell>
          <table:table-cell table:style-name="ce37" office:value-type="string" calcext:value-type="string">
            <text:p>Feat 4</text:p>
          </table:table-cell>
          <table:table-cell table:style-name="ce37" office:value-type="string" calcext:value-type="string">
            <text:p>Feat 5</text:p>
          </table:table-cell>
          <table:table-cell table:style-name="ce38" office:value-type="string" calcext:value-type="string">
            <text:p>Intercept</text:p>
          </table:table-cell>
          <table:table-cell table:style-name="ce38" office:value-type="string" calcext:value-type="string">
            <text:p>Calibration AUC</text:p>
          </table:table-cell>
          <table:table-cell table:style-name="ce37" office:value-type="string" calcext:value-type="string">
            <text:p>Validation AUC</text:p>
          </table:table-cell>
          <table:table-cell table:style-name="ce37" office:value-type="string" calcext:value-type="string">
            <text:p>Notes</text:p>
          </table:table-cell>
        </table:table-row>
        <table:table-row table:style-name="ro1">
          <table:table-cell table:style-name="ce38" office:value-type="string" calcext:value-type="string" table:number-columns-spanned="1" table:number-rows-spanned="2">
            <text:p>crypto</text:p>
          </table:table-cell>
          <table:table-cell table:style-name="ce38" office:value-type="float" office:value="5" calcext:value-type="float" table:number-columns-spanned="1" table:number-rows-spanned="2">
            <text:p>5</text:p>
          </table:table-cell>
          <table:table-cell table:style-name="ce40" office:value-type="string" calcext:value-type="string">
            <text:p>log_author_all_activity_count</text:p>
          </table:table-cell>
          <table:table-cell table:style-name="ce44" office:value-type="string" calcext:value-type="string">
            <text:p>sentiment_magnitude </text:p>
          </table:table-cell>
          <table:table-cell table:style-name="ce45" office:value-type="string" calcext:value-type="string">
            <text:p>hour</text:p>
          </table:table-cell>
          <table:table-cell table:style-name="ce41" office:value-type="string" calcext:value-type="string">
            <text:p>activity ratio</text:p>
          </table:table-cell>
          <table:table-cell table:style-name="ce45" office:value-type="string" calcext:value-type="string">
            <text:p>sentiment sign</text:p>
          </table:table-cell>
          <table:table-cell table:style-name="ce47" office:value-type="float" office:value="-1.37392686122707" calcext:value-type="float">
            <text:p>-1.37392686122707</text:p>
          </table:table-cell>
          <table:table-cell table:style-name="ce49" office:value-type="float" office:value="0.79680621799774" calcext:value-type="float">
            <text:p>0.79680621799774</text:p>
          </table:table-cell>
          <table:table-cell table:style-name="ce49" office:value-type="float" office:value="0.800649255919094" calcext:value-type="float">
            <text:p>0.800649255919094</text:p>
          </table:table-cell>
          <table:table-cell table:style-name="ce54" office:value-type="string" calcext:value-type="string" table:number-columns-spanned="1" table:number-rows-spanned="2">
            <text:p>AIC min is at 8 feats, but is only 0.603957049625933 larger than 5 feats, so have included 5 feats here</text:p>
          </table:table-cell>
        </table:table-row>
        <table:table-row table:style-name="ro1">
          <table:covered-table-cell table:number-columns-repeated="2" table:style-name="ce39"/>
          <table:table-cell office:value-type="float" office:value="0.491674328918827" calcext:value-type="float">
            <text:p>0.491674328918827</text:p>
          </table:table-cell>
          <table:table-cell office:value-type="float" office:value="0.47859395242003" calcext:value-type="float">
            <text:p>0.47859395242003</text:p>
          </table:table-cell>
          <table:table-cell office:value-type="float" office:value="0.00785481217791312" calcext:value-type="float">
            <text:p>0.007854812177913</text:p>
          </table:table-cell>
          <table:table-cell office:value-type="float" office:value="0.505055790750738" calcext:value-type="float">
            <text:p>0.505055790750738</text:p>
          </table:table-cell>
          <table:table-cell office:value-type="float" office:value="-0.110579706753835" calcext:value-type="float">
            <text:p>-0.110579706753835</text:p>
          </table:table-cell>
          <table:table-cell/>
          <table:table-cell table:style-name="ce50" table:number-columns-repeated="2"/>
          <table:covered-table-cell/>
        </table:table-row>
        <table:table-row table:style-name="ro1">
          <table:table-cell table:style-name="ce38" office:value-type="string" calcext:value-type="string" table:number-columns-spanned="1" table:number-rows-spanned="2">
            <text:p>conspiracy</text:p>
          </table:table-cell>
          <table:table-cell table:style-name="ce38" office:value-type="float" office:value="4" calcext:value-type="float" table:number-columns-spanned="1" table:number-rows-spanned="2">
            <text:p>4</text:p>
          </table:table-cell>
          <table:table-cell table:style-name="ce41" office:value-type="string" calcext:value-type="string">
            <text:p>activity ratio</text:p>
          </table:table-cell>
          <table:table-cell table:style-name="ce40" office:value-type="string" calcext:value-type="string">
            <text:p>log_author_all_activity_count</text:p>
          </table:table-cell>
          <table:table-cell table:style-name="ce44" office:value-type="string" calcext:value-type="string">
            <text:p>sentiment_magnitude </text:p>
          </table:table-cell>
          <table:table-cell table:style-name="ce46" office:value-type="string" calcext:value-type="string">
            <text:p>mean_author_sentiment_sign</text:p>
          </table:table-cell>
          <table:table-cell table:style-name="ce47"/>
          <table:table-cell table:style-name="ce47" office:value-type="float" office:value="1.07614405996111" calcext:value-type="float">
            <text:p>1.07614405996111</text:p>
          </table:table-cell>
          <table:table-cell table:style-name="ce51" office:value-type="float" office:value="0.724028197284375" calcext:value-type="float">
            <text:p>0.724028197284375</text:p>
          </table:table-cell>
          <table:table-cell table:style-name="ce51" office:value-type="float" office:value="0.746080049515164" calcext:value-type="float">
            <text:p>0.746080049515164</text:p>
          </table:table-cell>
          <table:table-cell table:style-name="ce54" table:number-columns-spanned="1" table:number-rows-spanned="2"/>
        </table:table-row>
        <table:table-row table:style-name="ro1">
          <table:covered-table-cell table:number-columns-repeated="2" table:style-name="ce39"/>
          <table:table-cell office:value-type="float" office:value="1.35920802281799" calcext:value-type="float">
            <text:p>1.35920802281799</text:p>
          </table:table-cell>
          <table:table-cell office:value-type="float" office:value="0.181273189849634" calcext:value-type="float">
            <text:p>0.181273189849634</text:p>
          </table:table-cell>
          <table:table-cell office:value-type="float" office:value="0.329589626896726" calcext:value-type="float">
            <text:p>0.329589626896726</text:p>
          </table:table-cell>
          <table:table-cell office:value-type="float" office:value="-0.256356073949714" calcext:value-type="float">
            <text:p>-0.256356073949714</text:p>
          </table:table-cell>
          <table:table-cell table:number-columns-repeated="2"/>
          <table:table-cell table:style-name="ce52" table:number-columns-repeated="2"/>
          <table:covered-table-cell/>
        </table:table-row>
        <table:table-row table:style-name="ro1">
          <table:table-cell table:style-name="ce38" office:value-type="string" calcext:value-type="string" table:number-columns-spanned="1" table:number-rows-spanned="2">
            <text:p>politics</text:p>
          </table:table-cell>
          <table:table-cell table:style-name="ce38" office:value-type="float" office:value="5" calcext:value-type="float" table:number-columns-spanned="1" table:number-rows-spanned="2">
            <text:p>5</text:p>
          </table:table-cell>
          <table:table-cell table:style-name="ce40" office:value-type="string" calcext:value-type="string">
            <text:p>log_author_all_activity_count</text:p>
          </table:table-cell>
          <table:table-cell table:style-name="ce45" office:value-type="string" calcext:value-type="string">
            <text:p>hour</text:p>
          </table:table-cell>
          <table:table-cell table:style-name="ce41" office:value-type="string" calcext:value-type="string">
            <text:p>activity ratio</text:p>
          </table:table-cell>
          <table:table-cell table:style-name="ce45" office:value-type="string" calcext:value-type="string">
            <text:p>num_dayofweek</text:p>
          </table:table-cell>
          <table:table-cell table:style-name="ce44" office:value-type="string" calcext:value-type="string">
            <text:p>sentiment_magnitude </text:p>
          </table:table-cell>
          <table:table-cell table:style-name="ce48" office:value-type="float" office:value="-0.463344113414709" calcext:value-type="float">
            <text:p>-0.463344113414709</text:p>
          </table:table-cell>
          <table:table-cell table:style-name="ce51" office:value-type="float" office:value="0.714710178249047" calcext:value-type="float">
            <text:p>0.714710178249047</text:p>
          </table:table-cell>
          <table:table-cell table:style-name="ce51" office:value-type="float" office:value="0.667117331797847" calcext:value-type="float">
            <text:p>0.667117331797847</text:p>
          </table:table-cell>
          <table:table-cell table:style-name="ce54" office:value-type="string" calcext:value-type="string" table:number-columns-spanned="1" table:number-rows-spanned="2">
            <text:p>AIC favours 8 feats, but AUCs max at 6 – from graphs 4 or 5 feats seem like a decent compromise </text:p>
          </table:table-cell>
        </table:table-row>
        <table:table-row table:style-name="ro1">
          <table:covered-table-cell table:number-columns-repeated="2" table:style-name="ce39"/>
          <table:table-cell office:value-type="float" office:value="0.497378718224061" calcext:value-type="float">
            <text:p>0.497378718224061</text:p>
          </table:table-cell>
          <table:table-cell office:value-type="float" office:value="0.0244604517842595" calcext:value-type="float">
            <text:p>0.02446045178426</text:p>
          </table:table-cell>
          <table:table-cell office:value-type="float" office:value="-0.195025065941828" calcext:value-type="float">
            <text:p>-0.195025065941828</text:p>
          </table:table-cell>
          <table:table-cell office:value-type="float" office:value="-0.0401041314131972" calcext:value-type="float">
            <text:p>-0.040104131413197</text:p>
          </table:table-cell>
          <table:table-cell office:value-type="float" office:value="0.177954980719199" calcext:value-type="float">
            <text:p>0.177954980719199</text:p>
          </table:table-cell>
          <table:table-cell/>
          <table:table-cell table:style-name="ce52" table:number-columns-repeated="2"/>
          <table:covered-table-cell/>
        </table:table-row>
        <table:table-row table:style-name="ro1">
          <table:table-cell table:style-name="ce38" office:value-type="string" calcext:value-type="string" table:number-columns-spanned="1" table:number-rows-spanned="2">
            <text:p>books</text:p>
          </table:table-cell>
          <table:table-cell table:style-name="ce38" office:value-type="float" office:value="5" calcext:value-type="float" table:number-columns-spanned="1" table:number-rows-spanned="2">
            <text:p>5</text:p>
          </table:table-cell>
          <table:table-cell table:style-name="ce41" office:value-type="string" calcext:value-type="string">
            <text:p>activity ratio</text:p>
          </table:table-cell>
          <table:table-cell table:style-name="ce44" office:value-type="string" calcext:value-type="string">
            <text:p>sentiment_magnitude </text:p>
          </table:table-cell>
          <table:table-cell table:style-name="ce40" office:value-type="string" calcext:value-type="string">
            <text:p>log_author_all_activity_count</text:p>
          </table:table-cell>
          <table:table-cell table:style-name="ce45" office:value-type="string" calcext:value-type="string">
            <text:p>num_dayofweek</text:p>
          </table:table-cell>
          <table:table-cell table:style-name="ce45" office:value-type="string" calcext:value-type="string">
            <text:p>sentiment sign</text:p>
          </table:table-cell>
          <table:table-cell table:style-name="ce48" office:value-type="float" office:value="-0.893311207512449" calcext:value-type="float">
            <text:p>-0.893311207512449</text:p>
          </table:table-cell>
          <table:table-cell table:style-name="ce53" office:value-type="float" office:value="0.585785373863591" calcext:value-type="float">
            <text:p>0.585785373863591</text:p>
          </table:table-cell>
          <table:table-cell table:style-name="ce51" office:value-type="float" office:value="0.5471551889507" calcext:value-type="float">
            <text:p>0.5471551889507</text:p>
          </table:table-cell>
          <table:table-cell table:style-name="ce54" office:value-type="string" calcext:value-type="string" table:number-columns-spanned="1" table:number-rows-spanned="2">
            <text:p>AIC favours 8 feats, but AUCs max at 5 (cal) and 6 (val).</text:p>
          </table:table-cell>
        </table:table-row>
        <table:table-row table:style-name="ro1">
          <table:covered-table-cell table:number-columns-repeated="2" table:style-name="ce39"/>
          <table:table-cell office:value-type="float" office:value="0.708576084555927" calcext:value-type="float">
            <text:p>0.708576084555927</text:p>
          </table:table-cell>
          <table:table-cell office:value-type="float" office:value="0.455629547389253" calcext:value-type="float">
            <text:p>0.455629547389253</text:p>
          </table:table-cell>
          <table:table-cell office:value-type="float" office:value="0.0891609943859472" calcext:value-type="float">
            <text:p>0.089160994385947</text:p>
          </table:table-cell>
          <table:table-cell office:value-type="float" office:value="0.0344439037966466" calcext:value-type="float">
            <text:p>0.034443903796647</text:p>
          </table:table-cell>
          <table:table-cell office:value-type="float" office:value="-0.15290550140763" calcext:value-type="float">
            <text:p>-0.15290550140763</text:p>
          </table:table-cell>
          <table:table-cell/>
          <table:table-cell table:style-name="ce52" table:number-columns-repeated="2"/>
          <table:covered-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42" office:value-type="string" calcext:value-type="string">
            <text:p>author featur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3" office:value-type="string" calcext:value-type="string">
            <text:p>post feature</text:p>
          </table:table-cell>
          <table:table-cell table:number-columns-repeated="8"/>
        </table:table-row>
        <calcext:conditional-formats>
          <calcext:conditional-format calcext:target-range-address="Sheet1.I2:Sheet1.J9">
            <calcext:color-scale>
              <calcext:color-scale-entry calcext:value="0.5" calcext:type="number" calcext:color="#ff0000"/>
              <calcext:color-scale-entry calcext:value="0.7" calcext:type="number" calcext:color="#ffff00"/>
              <calcext:color-scale-entry calcext:value="0.85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6">00/00/0000</text:date>, <text:time style:data-style-name="N2" text:time-value="13:02:25.0296959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5T18:45:12.037271776</meta:creation-date>
    <dc:date>2023-06-05T19:09:39.800019994</dc:date>
    <meta:editing-duration>PT24M28S</meta:editing-duration>
    <meta:editing-cycles>1</meta:editing-cycles>
    <meta:generator>LibreOffice/6.4.7.2$Linux_X86_64 LibreOffice_project/40$Build-2</meta:generator>
    <meta:document-statistic meta:table-count="1" meta:cell-count="74" meta:object-count="0"/>
  </office:meta>
</office:document-meta>
</file>